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1" svg:font-family="'Liberation Serif'" style:font-pitch="variable"/>
    <style:font-face style:name="Arial" svg:font-family="Arial"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paragraph-rsid="001d2dd4"/>
    </style:style>
    <style:style style:name="P2" style:family="paragraph" style:parent-style-name="Text_20_body">
      <style:text-properties officeooo:rsid="001a9764" officeooo:paragraph-rsid="001a9764"/>
    </style:style>
    <style:style style:name="P3" style:family="paragraph" style:parent-style-name="Text_20_body">
      <style:text-properties officeooo:paragraph-rsid="001c9539"/>
    </style:style>
    <style:style style:name="P4" style:family="paragraph" style:parent-style-name="Text_20_body">
      <style:text-properties officeooo:paragraph-rsid="001dcaec"/>
    </style:style>
    <style:style style:name="P5" style:family="paragraph" style:parent-style-name="Text_20_body">
      <style:text-properties officeooo:rsid="00212071" officeooo:paragraph-rsid="0025bdfe"/>
    </style:style>
    <style:style style:name="P6" style:family="paragraph" style:parent-style-name="Standard">
      <style:text-properties officeooo:rsid="0025bdfe" officeooo:paragraph-rsid="0028c45b"/>
    </style:style>
    <style:style style:name="P7" style:family="paragraph" style:parent-style-name="Standard">
      <style:text-properties officeooo:rsid="002a4a29" officeooo:paragraph-rsid="002a4a29"/>
    </style:style>
    <style:style style:name="P8" style:family="paragraph" style:parent-style-name="Standard">
      <style:text-properties fo:language="ru" fo:country="RU" officeooo:paragraph-rsid="002da16c"/>
    </style:style>
    <style:style style:name="P9" style:family="paragraph" style:parent-style-name="Standard">
      <style:text-properties fo:language="ru" fo:country="RU" officeooo:rsid="00310fdd" officeooo:paragraph-rsid="002da16c"/>
    </style:style>
    <style:style style:name="P10" style:family="paragraph" style:parent-style-name="Text_20_body">
      <style:text-properties officeooo:rsid="00212071" officeooo:paragraph-rsid="0028c45b"/>
    </style:style>
    <style:style style:name="P11" style:family="paragraph" style:parent-style-name="Text_20_body">
      <style:text-properties officeooo:rsid="00212071" officeooo:paragraph-rsid="002a4a29"/>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text-properties officeooo:paragraph-rsid="0028c45b"/>
    </style:style>
    <style:style style:name="P14" style:family="paragraph" style:parent-style-name="Text_20_body">
      <style:paragraph-properties fo:text-align="justify" style:justify-single-word="false"/>
      <style:text-properties officeooo:paragraph-rsid="0028c45b"/>
    </style:style>
    <style:style style:name="P15" style:family="paragraph" style:parent-style-name="Text_20_body">
      <style:paragraph-properties fo:text-align="justify" style:justify-single-word="false"/>
      <style:text-properties officeooo:paragraph-rsid="002d7507"/>
    </style:style>
    <style:style style:name="P16" style:family="paragraph" style:parent-style-name="Text_20_body">
      <style:paragraph-properties fo:text-align="justify" style:justify-single-word="false"/>
      <style:text-properties officeooo:paragraph-rsid="002d84a9"/>
    </style:style>
    <style:style style:name="P17" style:family="paragraph" style:parent-style-name="Text_20_body">
      <style:paragraph-properties fo:text-align="justify" style:justify-single-word="false"/>
      <style:text-properties fo:font-weight="bold"/>
    </style:style>
    <style:style style:name="P18" style:family="paragraph" style:parent-style-name="Text_20_body">
      <style:paragraph-properties fo:text-align="justify" style:justify-single-word="false"/>
      <style:text-properties officeooo:rsid="0025bdfe" officeooo:paragraph-rsid="0028c45b"/>
    </style:style>
    <style:style style:name="P19" style:family="paragraph" style:parent-style-name="Text_20_body">
      <style:paragraph-properties fo:text-align="justify" style:justify-single-word="false"/>
      <style:text-properties officeooo:rsid="0028c45b" officeooo:paragraph-rsid="0028c45b"/>
    </style:style>
    <style:style style:name="P20" style:family="paragraph" style:parent-style-name="Text_20_body">
      <style:text-properties officeooo:rsid="0028c45b" officeooo:paragraph-rsid="0028c45b"/>
    </style:style>
    <style:style style:name="P21" style:family="paragraph" style:parent-style-name="Text_20_body">
      <style:text-properties officeooo:paragraph-rsid="0028c45b"/>
    </style:style>
    <style:style style:name="P22" style:family="paragraph" style:parent-style-name="Text_20_body">
      <style:text-properties officeooo:rsid="002a4a29" officeooo:paragraph-rsid="002a4a29"/>
    </style:style>
    <style:style style:name="P23" style:family="paragraph" style:parent-style-name="Text_20_body">
      <style:text-properties officeooo:paragraph-rsid="002a4a29"/>
    </style:style>
    <style:style style:name="P24" style:family="paragraph" style:parent-style-name="Text_20_body">
      <style:text-properties officeooo:paragraph-rsid="002b2fdc"/>
    </style:style>
    <style:style style:name="P25" style:family="paragraph" style:parent-style-name="Text_20_body">
      <style:text-properties officeooo:rsid="001c9539" officeooo:paragraph-rsid="001c9539"/>
    </style:style>
    <style:style style:name="P26" style:family="paragraph" style:parent-style-name="Text_20_body">
      <style:text-properties officeooo:rsid="002b2fdc" officeooo:paragraph-rsid="002b2fdc"/>
    </style:style>
    <style:style style:name="P27" style:family="paragraph" style:parent-style-name="Text_20_body">
      <style:text-properties officeooo:rsid="002bc77b" officeooo:paragraph-rsid="002bc77b"/>
    </style:style>
    <style:style style:name="P28" style:family="paragraph" style:parent-style-name="Text_20_body">
      <style:text-properties officeooo:paragraph-rsid="002bc77b"/>
    </style:style>
    <style:style style:name="P29" style:family="paragraph" style:parent-style-name="Text_20_body">
      <style:paragraph-properties fo:text-align="justify" style:justify-single-word="false"/>
      <style:text-properties officeooo:rsid="002d7507" officeooo:paragraph-rsid="002d7507"/>
    </style:style>
    <style:style style:name="P30" style:family="paragraph" style:parent-style-name="Text_20_body">
      <style:paragraph-properties fo:text-align="justify" style:justify-single-word="false"/>
      <style:text-properties officeooo:rsid="002d84a9" officeooo:paragraph-rsid="002d84a9"/>
    </style:style>
    <style:style style:name="P31" style:family="paragraph" style:parent-style-name="Text_20_body">
      <style:text-properties officeooo:rsid="002d84a9" officeooo:paragraph-rsid="002da16c"/>
    </style:style>
    <style:style style:name="P32" style:family="paragraph" style:parent-style-name="Text_20_body">
      <style:text-properties officeooo:rsid="002da16c" officeooo:paragraph-rsid="002da16c"/>
    </style:style>
    <style:style style:name="P33" style:family="paragraph" style:parent-style-name="Text_20_body">
      <style:text-properties officeooo:paragraph-rsid="002da16c"/>
    </style:style>
    <style:style style:name="P34" style:family="paragraph" style:parent-style-name="Text_20_body">
      <style:text-properties officeooo:rsid="002f376e" officeooo:paragraph-rsid="002f376e"/>
    </style:style>
    <style:style style:name="P35" style:family="paragraph" style:parent-style-name="Text_20_body">
      <style:text-properties fo:language="ru" fo:country="RU" officeooo:rsid="00310fdd" officeooo:paragraph-rsid="002da16c"/>
    </style:style>
    <style:style style:name="P36" style:family="paragraph" style:parent-style-name="Text_20_body">
      <style:text-properties officeooo:rsid="0034b75d" officeooo:paragraph-rsid="0034b75d"/>
    </style:style>
    <style:style style:name="P37" style:family="paragraph" style:parent-style-name="Text_20_body">
      <style:text-properties officeooo:rsid="003581ad" officeooo:paragraph-rsid="003581ad"/>
    </style:style>
    <style:style style:name="P38" style:family="paragraph" style:parent-style-name="Text_20_body">
      <style:text-properties officeooo:rsid="0036d1e7" officeooo:paragraph-rsid="0036d1e7"/>
    </style:style>
    <style:style style:name="P39" style:family="paragraph" style:parent-style-name="Text_20_body">
      <style:text-properties officeooo:rsid="00377761" officeooo:paragraph-rsid="00377761"/>
    </style:style>
    <style:style style:name="P40" style:family="paragraph" style:parent-style-name="Text_20_body">
      <style:text-properties officeooo:rsid="00394a2d" officeooo:paragraph-rsid="00394a2d"/>
    </style:style>
    <style:style style:name="P41" style:family="paragraph" style:parent-style-name="Text_20_body">
      <style:text-properties officeooo:rsid="003a86ba" officeooo:paragraph-rsid="003a86ba"/>
    </style:style>
    <style:style style:name="P42" style:family="paragraph" style:parent-style-name="Text_20_body">
      <style:text-properties officeooo:rsid="003c5f8a" officeooo:paragraph-rsid="003c5f8a"/>
    </style:style>
    <style:style style:name="P43" style:family="paragraph" style:parent-style-name="Text_20_body">
      <style:text-properties officeooo:rsid="003d17b6" officeooo:paragraph-rsid="003d17b6"/>
    </style:style>
    <style:style style:name="P44" style:family="paragraph" style:parent-style-name="Text_20_body">
      <style:text-properties officeooo:rsid="003db3b6" officeooo:paragraph-rsid="003db3b6"/>
    </style:style>
    <style:style style:name="P45" style:family="paragraph" style:parent-style-name="Text_20_body">
      <style:text-properties officeooo:rsid="003f4d5e" officeooo:paragraph-rsid="003f4d5e"/>
    </style:style>
    <style:style style:name="T1" style:family="text">
      <style:text-properties officeooo:rsid="00153b8a"/>
    </style:style>
    <style:style style:name="T2" style:family="text">
      <style:text-properties officeooo:rsid="001c9539"/>
    </style:style>
    <style:style style:name="T3" style:family="text">
      <style:text-properties officeooo:rsid="001dcaec"/>
    </style:style>
    <style:style style:name="T4" style:family="text">
      <style:text-properties officeooo:rsid="00212071"/>
    </style:style>
    <style:style style:name="T5" style:family="text">
      <style:text-properties officeooo:rsid="002288ba"/>
    </style:style>
    <style:style style:name="T6" style:family="text">
      <style:text-properties officeooo:rsid="0025bdfe"/>
    </style:style>
    <style:style style:name="T7" style:family="text">
      <style:text-properties fo:font-style="italic"/>
    </style:style>
    <style:style style:name="T8" style:family="text">
      <style:text-properties fo:font-weight="bold"/>
    </style:style>
    <style:style style:name="T9" style:family="text">
      <style:text-properties fo:font-weight="normal" style:font-weight-asian="normal"/>
    </style:style>
    <style:style style:name="T10" style:family="text">
      <style:text-properties officeooo:rsid="0028c45b"/>
    </style:style>
    <style:style style:name="T11" style:family="text">
      <style:text-properties officeooo:rsid="002a4a29"/>
    </style:style>
    <style:style style:name="T12" style:family="text">
      <style:text-properties officeooo:rsid="002b2fdc"/>
    </style:style>
    <style:style style:name="T13" style:family="text">
      <style:text-properties officeooo:rsid="002bc77b"/>
    </style:style>
    <style:style style:name="T14" style:family="text">
      <style:text-properties officeooo:rsid="002d7507"/>
    </style:style>
    <style:style style:name="T15" style:family="text">
      <style:text-properties officeooo:rsid="002d84a9"/>
    </style:style>
    <style:style style:name="T16" style:family="text">
      <style:text-properties officeooo:rsid="002da16c"/>
    </style:style>
    <style:style style:name="T17" style:family="text">
      <style:text-properties officeooo:rsid="002f376e"/>
    </style:style>
    <style:style style:name="T18" style:family="text">
      <style:text-properties officeooo:rsid="00310fdd"/>
    </style:style>
    <style:style style:name="T19" style:family="text">
      <style:text-properties officeooo:rsid="00327290"/>
    </style:style>
    <style:style style:name="T20" style:family="text">
      <style:text-properties officeooo:rsid="00377761"/>
    </style:style>
    <style:style style:name="T21" style:family="text">
      <style:text-properties officeooo:rsid="00394a2d"/>
    </style:style>
    <style:style style:name="T22" style:family="text">
      <style:text-properties officeooo:rsid="003db3b6"/>
    </style:style>
    <style:style style:name="T23" style:family="text">
      <style:text-properties officeooo:rsid="003f4d5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ВВЕДЕНИЕ </text:p>
      <text:p text:style-name="P5">Коллективное динамическое поведение простых организмов является очень интересной и важной област<text:span text:style-name="T5">ью </text:span>исследования, особенно в век бурного развития нано - и био — технологии. <text:span text:style-name="T6">С</text:span>ложное поведение простых организмов, должн<text:span text:style-name="T5">о</text:span> быть изучен<text:span text:style-name="T5">о </text:span>в различных аспектах, <text:span text:style-name="T5">что является довольно трудоёмкой задачей. </text:span><text:s/></text:p>
      <text:p text:style-name="P5"><text:span text:style-name="T5">Математическое моделирование позволяет упростить решение многих проблем, путём моделирования поведения микроорганизмов. </text:span></text:p>
      <text:p text:style-name="P10">Биомеханическая модель может быть основана, с одной стороны, на известных (или выведенных) об изучаемом двигательном действии теоретических положениях, с другой стороны - на результатах экспериментальных исследований, проводимых по медицинским и техническим методам, среди которых может применяться видеоанализ, электромиография, гониометрия и пр.</text:p>
      <text:p text:style-name="P14">При построении биомеханической модели, согласно общей теории моделирования, должно быть использовано максимальное число параметров. Однако в таком случае модель может вызвать затруднения в ее восприятии и оценке. Соответственно, чем проще модель, тем меньше времени требуется на ее создание, в то же время при написании программной части снижается вероятность ошибок. Поэтому на начальной стадии моделирования необходимо определить основные и дополнительные параметры модели, так как путем исключения дополнительных параметров можно упростить модель.</text:p>
      <text:p text:style-name="P18">Баланс между комплексностью модели (максимальное число параметров моделирования) и ее информационной значимостью определяется целями моделирования. В некоторых случаях излишняя подробность модели оказывается неуместной, так как значительно увеличивается время расчета такой модели.</text:p>
      <text:p text:style-name="P14"/>
      <text:p text:style-name="P19">ЦЕЛЬ РАБОТЫ</text:p>
      <text:p text:style-name="Text_20_body">Цель данного проекта – создание универсального инструмента для моделирование абстрактного микромира, населенного жизненными формами с задаваемыми простейшими правилами поведения. </text:p>
      <text:p text:style-name="Text_20_body"/>
      <text:p text:style-name="P20">АКТУАЛЬНОСТЬ</text:p>
      <text:p text:style-name="P21">Конкретные эксперименты в микромире являются очень дорогостоящими и длительными. Математическое моделирование позволяет моделировать такие эксперименты с минимальными затратами ресурсов.</text:p>
      <text:p text:style-name="P21"><text:span text:style-name="T7">Отличительные особенности метода математического моделирования состоят в следующем:</text:span></text:p>
      <text:list xml:id="list3007480048997447587" text:style-name="L1">
        <text:list-item>
          <text:p text:style-name="P13">Во-первых, математическое моделирование позволяет исследовать поведение биологической системы в таких условиях, которые трудно создать в эксперименте или клинике, причем без существенных материальных затрат.</text:p>
        </text:list-item>
        <text:list-item>
          <text:p text:style-name="P13"><text:soft-page-break/>Во-вторых, уменьшается время исследования, так как на ЭВМ можно за короткое время “разыграть” огромное число вариантов опыта.</text:p>
        </text:list-item>
      </text:list>
      <text:p text:style-name="P10">Несмотря на большое количество различных <text:span text:style-name="T5">ПО</text:span>, существующих для моделирования <text:span text:style-name="T5">поведения микроорганизмов, нет среди них </text:span>универсальн<text:span text:style-name="T5">ого, позволяющего моделировать любую ситуацию</text:span>. <text:span text:style-name="T10">Большинство ПО уже имеют основные правила функционирования пространства и существования описываемых микроорганизмов, которые могут не подходить для интересующего нас эксперимента .</text:span></text:p>
      <text:p text:style-name="Text_20_body">Создание универсальной модели позволит, используя одно программное обеспечение, рассматривать разные условия и моделировать различные ситуации.</text:p>
      <text:p text:style-name="P6"/>
      <text:p text:style-name="P7">ПОСТАНОВКА ЗАДАЧИ</text:p>
      <text:p text:style-name="P7"/>
      <text:p text:style-name="Text_20_body">В данном проекте биологической системой являются колонии бактерий, размещенны<text:span text:style-name="T11">е</text:span> на поле задаваемых размеров с возможным добавлением химически активных реагентов. Конечный пользователь сам прописывает интересующие его правила поведения бактерий и реакций активных веществ. <text:span text:style-name="T11">В данной системе не предусмотрены какие либо ограничения- таким образом пользователю предлагается самому реализовывать интересующую его систему.</text:span></text:p>
      <text:p text:style-name="Text_20_body"/>
      <text:p text:style-name="P22">МОДЕЛИРОВАНИЕ <text:span text:style-name="T23">(ТЕОРИЯ)</text:span></text:p>
      <text:p text:style-name="P11">Этот процесс состоит из двух больших этапов: </text:p>
      <text:p text:style-name="P11"><text:span text:style-name="T11">-</text:span>разработки модели </text:p>
      <text:p text:style-name="P11"><text:span text:style-name="T11">-</text:span>анализа разработанной модели. </text:p>
      <text:p text:style-name="P23"><text:span text:style-name="T4">Моделирование позволяет исследовать суть сложных процессов и явлений с помощью экспериментов не с реальной системой, а с ее моделью. Известно, что для принятия разумного решения по организации работы системы не обязательно знание всех характеристик системы, всегда достаточен анализ ее упрошенного, приближенного представления.</text:span></text:p>
      <text:p text:style-name="P12"><text:span text:style-name="T7">Биологические предметные модели</text:span> служат для изучения общих биологических закономерностей, действия различных препаратов, методов лечения. К такому типу моделей относятся лабораторные животные, изолированные органы, культуры клеток. Этот вид моделирования - самый древний и играет большую роль в современной науке (первые полеты в космос, испытание новых лекарств и так далее).</text:p>
      <text:p text:style-name="P12"><text:span text:style-name="T7">Математическая модель </text:span>- это система формул, функций, уравнений, описывающих те или иные свойства изучаемого объекта, явления или процесса. Закон всемирного тяготения, закон Ома и так далее - все это математические модели реальных физических явлений. Когда же изучают динамические процессы, то математической моделью обычно является система дифференциальных уравнений (то есть уравнений, содержащих производные), так как именно производные отражают изменение интересующих нас величин в исследуемой <text:soft-page-break/>системе. Математическое моделирование какого-либо процесса возможно, когда достаточно хорошо изучены его физические и биологические закономерности. </text:p>
      <text:p text:style-name="P12">Для математического описания микробных популяций обычно используют аппарат обыкновенных дифференциальных уравнений. В отношении микробиологических систем такое описание гораздо более обосновано, чем применительно к наземным и водным высшим организмам. </text:p>
      <text:p text:style-name="P17">Этапы математического моделирования.</text:p>
      <text:p text:style-name="P12">Принято выделять три основных этапа при изучении явления с помощью математического моделирования:</text:p>
      <text:p text:style-name="P12"><text:span text:style-name="T8">I этап </text:span>- создание основы математической модели. При этом необходимо:</text:p>
      <text:p text:style-name="P12">а) накопить экспериментальные данные о процессах в изучаемой системе,</text:p>
      <text:p text:style-name="P12">б) составить уравнение или систему уравнений, описывающих известные факты.</text:p>
      <text:p text:style-name="P12"><text:span text:style-name="T8">II этап </text:span>- проверка и корректировка модели. При этом необходимо:</text:p>
      <text:p text:style-name="P12">а) определить численные значения коэффициентов и задать начальные условия,</text:p>
      <text:p text:style-name="P12">б) решить систему уравнений,</text:p>
      <text:p text:style-name="P12">в) сравнить полученное решение с данными эксперимента, выявить несоответствия, выяснить их причины,</text:p>
      <text:p text:style-name="P12">г) ввести поправки в математическую модель.</text:p>
      <text:p text:style-name="P12"><text:span text:style-name="T8">III этап </text:span>- исследование математической модели, то есть использование ее в практических целях; конечной целью этого этапа является получение новой информации об исследуемом объекте.</text:p>
      <text:p text:style-name="P24"><text:span text:style-name="T12">ИМИТАЦИОННОЕ МОДЕЛИРОВАНИЕ</text:span></text:p>
      <text:p text:style-name="P24"><text:span text:style-name="T12">О</text:span>дин из наиболее распространенных и мощных методов исследования сложных систем. </text:p>
      <text:p text:style-name="Text_20_body">Имитационное моделирование является экспериментальной и прикладной методологией, имеющей целью: </text:p>
      <text:p text:style-name="Text_20_body">- описать поведение системы; </text:p>
      <text:p text:style-name="Text_20_body">- построить теории и гипотезы, которые могут объяснить наблюдаемое поведение; </text:p>
      <text:p text:style-name="Text_20_body">- использовать эти теории для предсказания будущего поведения и оценки (в рамках ограничений, накладываемых некоторым критерием или совокупностью критериев) различных стратегий, обеспечивающих функционирование данной системы. </text:p>
      <text:p text:style-name="Text_20_body">Основными понятиями имитационного моделирования являются понятия реальной системы и модели. Реальная система (или просто система) — это совокупность элементов, которая принадлежит ограниченной части реального мира, являющейся объектом исследования. Поэтому система — понятие относительное. В одном случае некоторая совокупность элементов может рассматриваться как система, а в другом случае — как подсистема, то есть часть объемлющей системы. </text:p>
      <text:p text:style-name="Text_20_body"><text:soft-page-break/>Модель представляет собой абстрактное описание системы, уровень детализации которого определяет сам исследователь, он принимает решение о том, является ли данный элемент системы существенным, то есть, будет ли он включен в описание системы. Это решение принимается с учетом цели, лежащей в основе разработки модели. </text:p>
      <text:p text:style-name="Text_20_body"><text:span text:style-name="T1">Сейчас многие проекты по имитационному моделированию бактерий используют следующие </text:span>направление – так называемое агентное (мультиагентное) моделирование. Агентная модель представляет реальный мир в виде многих отдельно специфицируемых активных подсистем, называемых агентами. Каждый из агентов взаимодействует с другими агентами, которые образуют для него внешнюю среду, и в процессе функционирования может изменить как внешнюю среду, так и свое поведение. Обычно в таких системах не существует глобального централизованного управления, агенты функционируют по своим законам асинхронно. </text:p>
      <text:p text:style-name="Text_20_body">Агентное Моделирование – это путь представления систем в терминах взаимодействия агентов. </text:p>
      <text:p text:style-name="Text_20_body">Агенты - это автономные объекты, которые могут самостоятельно реагировать на внешние события и выбирать соответствующие действия. Агент должен взаимодействовать со средой или другими агентами. Агенты децентрализованы, а глобальное состояние моделируемой системы можно вывести из взаимодействия агентов, зная индивидуальную логику поведения каждого из них. Каждый агент имеет внутреннее состояние и правила поведения. Некоторые состояния фиксированы в жизни агента до тех пор, пока они не изменяются посредством взаимодействия с другими агентами или с внешней окружающей средой. </text:p>
      <text:p text:style-name="Text_20_body">Окружающая среда – это некоторое пространство, в котором живут агенты. Среда обладает определенными состояниями и факторами, воздействующими на агенты. Агент связывает свое поведение со своим положением в пространстве и имеет возможность ориентироваться и передвигаться в окружающей среде. </text:p>
      <text:p text:style-name="Text_20_body">Правила взаимодействия – законы искусственной жизни для агентов в окружающей среде. Каждый агент в искусственном обществе обладает определенными индивидуальными характеристиками, называемыми свойствами объекта. </text:p>
      <text:p text:style-name="Text_20_body">Правила поведения агентов – различные возможные типы поведения. Обычно в модели задаются следующие правила взаимодействия: агент – окружающая среда, агент – агент, окружающая среда – окружающая среда. </text:p>
      <text:p text:style-name="Text_20_body">Окружающая среда создает определенные условия, законы жизни, а также ограничивает возможные способы действия агентов в той или иной ситуации, вследствие чего определяются взаимодействия агента с окружающей средой. </text:p>
      <text:p text:style-name="Text_20_body">В результате процесса удовлетворения потребностей агентов, различного рода их взаимодействий друг с другом и со средой изменяются характеристики не только агентов, но и среды в которой они живут. Следовательно, в модели должны определяться правила изменения состояний окружающей среды. В случае, когда под действием каких-то внешних факторов происходит изменение окружающей среды, т.е. устоявшихся условий жизни, предусматриваются правила соответствующего поведения агентов. </text:p>
      <text:p text:style-name="Text_20_body"><text:soft-page-break/>Применение мультиагентного моделирования в биологии связано с тем, что даже простые биологические объекты, такие как клетки и микроорганизмы, проявляют высокий уровень сложности коллективного поведения. Как пример, АМ <text:span text:style-name="T1">(далее агентная модель)</text:span>применяется для моделирования поведения бактерий, их взаимодействия и самоорганизации колоний бактерий. </text:p>
      <text:p text:style-name="Text_20_body">Отметим характерные особенности в построения <text:span text:style-name="T23">АМ</text:span>. В дополнение к стандартным задачам построения модели, практическое АМ требует следующего: </text:p>
      <text:p text:style-name="Text_20_body">− Определить агентов и теоретические основы поведения агентов; </text:p>
      <text:p text:style-name="Text_20_body">− Определить взаимоотношения между агентами и теоретические основы таких отношений; </text:p>
      <text:p text:style-name="Text_20_body">− Найти платформу для АМ и разработать стратегию АМ модели; </text:p>
      <text:p text:style-name="Text_20_body">− Получить необходимые данные для агентов, </text:p>
      <text:p text:style-name="Text_20_body">− Проверить (этап валидации) модели поведения агентов (в дополнение ко всей модели в целом); </text:p>
      <text:p text:style-name="Text_20_body">− Запустить модель и проанализировать выходные данные с точки зрения связи между поведением агентов на микроуровне и поведением всей системы в целом. </text:p>
      <text:p text:style-name="Text_20_body">Крупномасштабное АМ расширяет возможности простых агентных настольных моделей и позволяет большему числу агентов (от тысяч до миллионов) участвовать в сложных взаимодействиях. Крупномасштабное агентное моделирование обычно выполняется с использованием специальных сред моделирования. Эти среды включают: </text:p>
      <text:p text:style-name="Text_20_body">− Расписание (планировщик). </text:p>
      <text:p text:style-name="Text_20_body">− Механизмы коммуникации. </text:p>
      <text:p text:style-name="Text_20_body">− Гибкие топологии взаимодействий агентов. </text:p>
      <text:p text:style-name="Text_20_body">− Широкий выбор устройств для хранения и отображения состояния агентов. </text:p>
      <text:p text:style-name="P1"><text:span text:style-name="Strong_20_Emphasis">Системная динамика</text:span> – это подход имитационного моделирования, своими методами и инструментами позволяющий понять структуру и динамику сложных систем. </text:p>
      <text:p text:style-name="P1">Также системная динамика – это метод моделирования, использующийся для создания точных компьютерных моделей сложных систем для дальнейшего использования с целью проектирования более эффективной организации и политики взаимоотношений с данной системой. </text:p>
      <text:p text:style-name="P3">Системная динамика представляет собой совокупность принципов и методов анализа динамических управляемых систем с обратной связью и их применения для решения производственных задач. В системах поддержки принятия решений применение системной динамики позволяет объединить несколько функциональных пространств организации в одно целое и обеспечить организационный и количественный базис для выработки более эффективной управленческой политики. </text:p>
      <text:p text:style-name="P4"><text:span text:style-name="T3">О</text:span>сновным достижением, которое легло в основу системной динамики, является компьютерное моделирование. Уже много лет моделирование – важнейшая составная часть инженерного проектирования. Применение методов имитационного моделирования в <text:soft-page-break/>технике, предшествующее созданию опытных образцов, обусловило их распространение на проблемы планирования и управления в организационных системах. </text:p>
      <text:p text:style-name="P3"><text:span text:style-name="T3">С</text:span>труктурная ориентация системной динамики представляет собой первый шаг в процессе замены хаоса порядком.</text:p>
      <text:p text:style-name="P3">Математическим аппаратом системной динамики являются обыкновенные дифференциальные уравнения первого порядка, причем, по мнению Дж. Форрестера, "все системы, изменяющиеся во времени, могут быть представлены в виде взаимодействия только темпов и уровней, которые полностью описывают состояние системы в любой момент времени, то есть эти два типа переменных не только необходимы, но и достаточны для описания любой динамической системы". </text:p>
      <text:p text:style-name="P3">Основными принципами системной динамики являются следующие утверждения:</text:p>
      <text:p text:style-name="P3">1) поведение системы - это следствие проявления ее структуры и взаимодействия ее элементов;</text:p>
      <text:p text:style-name="P3">2) структура системы и характер взаимосвязей между элементами системы, определяющие ее поведение, более важны, нежели количественные оценки для понимания поведения системы;</text:p>
      <text:p text:style-name="P3">3) состояние системы и ее структура есть причина изменений, а не их результат;</text:p>
      <text:p text:style-name="P3">4) проблемы возникают внутри системы, а не вне ее;</text:p>
      <text:p text:style-name="P3">5) изучить систему - значит определить ее состав и установить отношения между ее элементами, то есть ее структуру;</text:p>
      <text:p text:style-name="P3">6) определяющее значение в поведении системы имеет взаимодействие контуров обратной связи в ее структуре;</text:p>
      <text:p text:style-name="P3">7) в контурах обратной связи и консервативных подсистемах всегда присутствуют уровни и темпы;</text:p>
      <text:p text:style-name="P3">8) уровни и темпы являются необходимыми и достаточными переменными для описания любой динамической системы;</text:p>
      <text:p text:style-name="P3">9) при построении системно-динамических моделей следует опираться на принцип "непосредственной верификации" или валидности (обоснованности);</text:p>
      <text:p text:style-name="P3">10) при изучении системы важно концентрировать внимание на анализе действенности политик (управленческий аспект), а не на точном получении количественных оценок.</text:p>
      <text:p text:style-name="P3">Из этих принципов следует, что при построении модели, основное внимание уделяется отысканию структуры системы, которая воспроизводила бы динамику протекающих в ней процессов. При этом, в качестве строительных "кирпичиков" используются контуры обратной связи (положительной и отрицательной). Важно отметить, что при этом параметры, характеризующие данные контуры обратной связи могут задаваться с большими погрешностями без существенного влияния на результаты моделирования. Именно это свойство системно-динамических моделей позволяет моделировать сложные системы при наличии неполноты информации. Однако не следует думать, что системно-динамические <text:soft-page-break/>модели изначально неточны в определении количественных характеристик. Они становятся точными для хорошо структуризованных систем и процессов.</text:p>
      <text:p text:style-name="P26">ОБОБЩЕНИЕ ТЕОРИИ <text:span text:style-name="T14">И РАСПРЕДЕЛЕНИЕ ОБЯЗАННОСТЕЙ</text:span></text:p>
      <text:p text:style-name="P27">Для того чтобы ПО правильно моделировало поведение интересующих микроорганизмов, необходимо ясно понять, что необходимо в реализуемой программе. <text:s/>В первую очередь правила по которым должна функционировать модель должна быть задана непосредственно пользователем, иначе мы не можем утверждать что наш инструмент будет универсальным и позволит моделировать любую ситуацию. Таким образом основная часть моделирования перекладывается на плечи конечного пользователя.</text:p>
      <text:p text:style-name="P27">Для того чтобы пользователь мог получить интересующий его результат, необходимо «распределить обязанности» и точно разграничить выполняемую часть.</text:p>
      <text:p text:style-name="P28"><text:span text:style-name="T13">От пользователя требуется в первую очередь описание и разработка самой модели. А точнее предоставить программе:</text:span></text:p>
      <text:p text:style-name="P15"><text:span text:style-name="T14">-</text:span>экспериментальные данные о процессах в изучаемой системе,</text:p>
      <text:p text:style-name="P15"><text:span text:style-name="T14">-</text:span>составить уравнение или систему уравнений, описывающих известные факты.</text:p>
      <text:p text:style-name="P15"><text:span text:style-name="T14">-</text:span>определить численные значения коэффициентов и задать начальные условия,</text:p>
      <text:p text:style-name="P15"><text:span text:style-name="T14">-</text:span>решить систему уравнений</text:p>
      <text:p text:style-name="P29">На основе этих данных программа будет моделировать реализованную систему и на выходе, выдавать полученное решение, которое пользователь должен</text:p>
      <text:p text:style-name="P15"><text:span text:style-name="T14">-</text:span>сравнить <text:s/>с данными эксперимента, выявить несоответствия, выяснить их причины,</text:p>
      <text:p text:style-name="P15"><text:span text:style-name="T14">-</text:span>ввести поправки в математическую модель.</text:p>
      <text:p text:style-name="P29">После чего идёт уже <text:span text:style-name="T13">исследование математической модели, то есть использование ее в практических целях.</text:span></text:p>
      <text:p text:style-name="P29">Другими словами перед реализуемой программой не ставится задача полного моделирования, от неё требуется обработка введенных данных для:</text:p>
      <text:p text:style-name="P29">-доказательства или опровержений поставленных пользователем гипотез</text:p>
      <text:p text:style-name="P29">-получения новых экспериментальных данных</text:p>
      <text:p text:style-name="P30">Выходит остаётся решить вопрос по какому принципу должны функционировать введённые данные, какую информацию от пользователя ожидает программа и каким будет выход.</text:p>
      <text:p text:style-name="P16"><text:span text:style-name="T15">За основу можно было взять агентное имитационное моделтрование. Что является наиболее правдоподобной системой описания поведения отдельно взятых бактерий. Именно на таком методе имитационного моделирования строится большинство ПО. <text:s/>Данный метод является очень удобным, если мы ещё не знаем, как разные агенты (агенты с заданными разными или схожими правилами) реагируют между собой, и нам интересен результат этого взаимодействия. То есть для моделирования эксперимента нам необходимо знать все свойства каждого агента, в рассматриваемом случае-каждой бактерии, что не всегда </text:span><text:soft-page-break/><text:span text:style-name="T15">возможно, особенно когда речь идёт о сотнях тысяч бактерий находящихся в отдельной рассматриваемой области пространства, где проводится эксперимент. </text:span></text:p>
      <text:p text:style-name="P2">На практике, чаще всего прежде чем изучить «внутреннюю реализацию» каждой бактерии, легче провести наблюдения за реакцией и поведением <text:s/>бактерий между друг другом, и на основании уже этих наблюдений расписать «систему поведения», на основании которой можно смоделировать интересующий нас пример.</text:p>
      <text:p text:style-name="P2">Например рассмотрим абстрактную модель состоящую из следующих агентов:«овца, волк, трава».</text:p>
      <text:p text:style-name="P2">Если же нам об этих трёх агентов ничего не известно и мы начнём изучать каждого в отдельности, то мы потратим много времени на изучение внутреннего строения «волка», чтобы узнать, что он «хищник» и питается «овцами». И точно так же с «овцой»-что она питается «травой». Только после этого мы сможем смоделировать интересующую нас систему.</text:p>
      <text:p text:style-name="P2">Но, прежде чем отдельно «лезть» в структуру каждого отдельно взятого организма, мы можем провести наблюдения их взаимодействия. Так на основании простых наблюдений мы получим результаты: <text:span text:style-name="T2">«волк» ест «овцу», которая в свою очередь питается «травой».</text:span></text:p>
      <text:p text:style-name="P25">Которые можем использовать при моделировании интересующей нас системы. Конечно удобно было бы реализовать способ, который позволял бы пользователю на его усмотрение, когда это возможно описывать правила поведения для отдельно взятого агента, или же когда удобно прописывать правила взаимодействия <text:span text:style-name="T15">на основе уровнений.</text:span></text:p>
      <text:p text:style-name="P31">Так же пользователю может быть интересен не конечный микроорганизм (агент) , а сама <text:span text:style-name="T16">система в которой он находится. Известно что система в которой находится большое число активных элементов будет постоянно меняться. Таким образом наиболее логичным было бы рассмотрение системной динамики, как метода имитационного моделирования.</text:span></text:p>
      <text:p text:style-name="P32">В итоге в связи с тем, что поведение микроорганизмов можно описать дифференциальными уравнениями и в то же время каждый отдельно взятый организм может представлять собой индивидуальную разумную единицу, наиболее удобной и правдоподобной реализацией будет такая система, где пользователь сам может решить, как ему удобрение описывать его модель.</text:p>
      <text:p text:style-name="P32"/>
      <text:p text:style-name="P32">СУЩЕСТВУЮЩИЕ РЕШЕНИЯ</text:p>
      <text:p text:style-name="P32">Для начала рассмотрим уже существующие ПО позволяющие моделировать поведение микроорганизмов.</text:p>
      <text:p text:style-name="P32">Breve – программное обеспечение с открытым исходным кодом для имитационного моделирования агентов в виртуальной среде. Поведения агентов задается либо с помощью встроенного языка программирования, либо с помощью языка программирования Python 2. Виртуальная среда представляет собой трехмерное поле, на котором можно размещать агентов. Присутствует также поддержка простейшей физики, например, столкновений между объектами.</text:p>
      <text:p text:style-name="P34"><text:soft-page-break/>Данное программное обеспечение плохо подходит для описания большого количества микроорганизмов из-за статично описанной физики.</text:p>
      <text:p text:style-name="P32">Darwinbots представляет собой программное обеспечение с открытым исходным кодом для имитационного моделирования искусственных организмов. Такие организмы, называемые «ботами», живут в виртуальной двумерной среде, взаимодействуя друг с другом различными способами, эволюционируя и размножаясь, пытаясь выжить. Поведение ботов контролируется с помощью базовых программ поведения – «генов». Каждый ген содержит условия активации гена и программу поведения, описываемую на специальном языке. Задача бота – выжить, контролируя приход энергии от поедания пищи и расход энергии на совершение действий. </text:p>
      <text:p text:style-name="Text_20_body">Программа Darwinbots является очень наглядной и удобной программой для имитационного моделирования поведения и эволюции организмов вроде бактерий, но из-за простоты структуры ботов и невозможности настройки этих структур и строительства сложных моделей поведения, позволяющих обобщать и структурировать информацию из внешней среды, <text:span text:style-name="T17">делает её неподходящей для реализации большинства реальных ситуаций.</text:span></text:p>
      <text:p text:style-name="P33"><text:span text:style-name="T16">DigiHive – это программное обеспечение для имитационного моделирования поведения объектов, называемых «частицами». Частицы – это точки в абстрактном двумерном пространстве, обладающие способностями к передвижению по этому пространству и объединению в более сложные структуры с помощью простых программ, задаваемых на внутреннем языке. Такие сложные «организмы» за счет взаимодействия программ отдельных частиц могут влиять на другие частицы, манипулируя ими и изменяя их или свою собственную структуру. Программное обеспечение DigiHive предназначено в первую очередь для построения систем, свойства которой определяются за счет взаимодействия многих отдельных базовых единиц,</text:span> программа может выполнять только очень простые действия ‒ такие как создание и удаление связей между соседними частицами.</text:p>
      <text:p text:style-name="P8"><text:bookmark text:name="result_box"/>CompuCell - среда моделирования с открытым исходным кодом, прежде всего используем<text:span text:style-name="T18">ая</text:span> для изучения клеточного поведения. CompuCell был первоначально разработан, чтобы помочь исследователям (биологам и физикам) моделировать материалы и ткани, не выделяя ресурсы на разработку кода. Код построен на C ++ с оболочкой Python. Пользователи могут легко определять параметры модели в XML-файле и запускать симуляцию с помощью нашего графического интерфейса, CompuCell Player. GUI предоставляет пользователям простой интерфейс для сложных моделей, а также визуализацию их имитаций в режиме реального времени.</text:p>
      <text:p text:style-name="P9"/>
      <text:p text:style-name="P9">//я не знаю как раскритиковать этот пример <text:span text:style-name="T19">тк. Это прям то к чему я стремлюсь-только тут <text:s/>в каждой точке отдельная клекта, у меня по другому но это ни хорошо не плохо.</text:span></text:p>
      <text:p text:style-name="P9"/>
      <text:p text:style-name="P35">bsim-инструмент моделирования, предназначен для исследования бактериальных популяций. Включив описание бактериальн<text:span text:style-name="T19">ого</text:span> поведени<text:span text:style-name="T19">я</text:span>, <text:span text:style-name="T19">происходит моделирования системы</text:span></text:p>
      <text:p text:style-name="P9">//<text:span text:style-name="T19">а это вообще грандиозный проэкт, и хз чего он только НЕ может, куча статей ссылается на него</text:span></text:p>
      <text:p text:style-name="P9"/>
      <text:p text:style-name="P36">В основном, основная особенность рассмотренных ПО-рассматривается агентное имитационное моделирование -для каждого микроорганизма необходима прописывать <text:soft-page-break/>перечень правил, что иногда бывает не затруднительно в рассматриваемом <text:span text:style-name="T23">эксперименте</text:span>, либо просто не интересно.</text:p>
      <text:p text:style-name="P37">ЧУВСТВО КВОРУМА</text:p>
      <text:p text:style-name="P37">Многие живые организмы принимают коллективные решения демократическим путем при помощи так называемого «чувства кворума». Часто это проявляется в том, что при увеличении скученности совокупность особей превращается в организованный коллектив (сообщество, стаю, толпу). Базовые принципы такого превращения сходны у разных организмов— от бактерий до животных. </text:p>
      <text:p text:style-name="Text_20_body">«Чувство кворума»— широко распространенный в природе механизм, позволяющий группам организмов выполнять координированные, слаженные действия— подобно тому, как это постоянно делают клетки многоклеточного организма. Однако в многоклеточном организме слаженность поведения клеток обеспечивается специальными системами централизованного управления (например, нервной системой). В группе отдельных самостоятельных организмов таких централизованных систем управления обычно нет, поэтому согласованность действий обеспечивается иными способами, в том числе при помощи «чувства кворума».</text:p>
      <text:p text:style-name="Text_20_body">Это явление лучше всего изучено на одноклеточных организмах, у которых согласованное групповое поведение, как правило, основано на своеобразном химическом «голосовании». Например, все бактерии в популяции выделяют сигнальное вещество, и когда концентрация этого вещества в окружающей среде достигает некого порогового значения, все клетки дружно меняют свое поведение (например, начинают испытывать «тягу» друг к другу и собираться в большие скопления). На молекулярном уровне изменение поведения микробов обеспечивается резким (иногда скачкообразным) изменением уровня активности определенных генов в ответ на пороговый уровень возбуждения рецепторов, реагирующих на сигнальное вещество. </text:p>
      <text:p text:style-name="P37">Рассмотрение совокупности одинаковых микроорганизмов не как отдельных самостоятельных агентов, а как слаженную в действиях группу, позволяет моделировать поведение микроорганизмов более оптимально.</text:p>
      <text:p text:style-name="P38">ОПТИМАЛЬНАЯ РЕАЛИЗАЦИЯ</text:p>
      <text:p text:style-name="P40">За основную идею реализуемого ПО взята простота вводимых правил пользователем, на основании которых можно моделировать, как простые, так и сложные структуры.</text:p>
      <text:p text:style-name="P38">В итоге для создания <text:span text:style-name="T20">наиболее подходящего </text:span>инструмента <text:span text:style-name="T20">были выбраны следующие решения:</text:span></text:p>
      <text:p text:style-name="P39">1) Рассматривать 3-х мерное измерение n-n-n.</text:p>
      <text:p text:style-name="P39">Выбрано по причине, того что реальные <text:span text:style-name="T21">эксперименты</text:span> проводятся в 3-х мерном измерении.</text:p>
      <text:p text:style-name="P39">2) Использовать для записи правил XML документ, для удобного ввода правил пользователем по следующей схеме:</text:p>
      <text:p text:style-name="P39"><text:tab/>-Написать радиус взаимодействия реагирующих веществ и (или) микроорганизмов <text:tab/>(реагенты)</text:p>
      <text:p text:style-name="P39"><text:soft-page-break/><text:tab/>-Расписать вступающие во взаимодействия реагенты с точным описанием их <text:tab/>координат</text:p>
      <text:p text:style-name="P39"><text:tab/>-Расписать уравнени<text:span text:style-name="T21">я с участием</text:span> реагирующих реагент<text:span text:style-name="T21">ов</text:span>, с точным расписанием их <text:tab/>координат, и их пропорционально взятого для реакции количества. <text:span text:style-name="T21">Написать <text:tab/>получаемый реагент в конкретной точке.</text:span></text:p>
      <text:p text:style-name="P41">3) Реализация прохода пространства, рассмотрением выбора случайных точек, основанном на равномерном распределении (в будущем возможная замена на нормальное распределение, если принимать во внимания температуру, тогда математическим ожиданием можно будет брать максимум температуры, т.к. за один промежуток времени реакций в этой зоне будет проходить больше).</text:p>
      <text:p text:style-name="P41">4)Возможность пользователю просматривать состояния системы, наблюдая за отдельно взятыми микроорганизмами либо реагентами.</text:p>
      <text:p text:style-name="P41"/>
      <text:p text:style-name="P41">РЕЗУЛЬТАТЫ РАБОТЫ</text:p>
      <text:p text:style-name="P41">На сформулированных предположениях была написана программа, реализующая модели предлагаемые пользователем. </text:p>
      <text:p text:style-name="P42">Для примера возмём реализацию 5-5-5 куба с 4 абстрактными реагентами : «волк, овца, трава, кислород», где в роли микроорганизмов будут выступать «волк и овца», а химических веществ «трава и кислород».</text:p>
      <text:p text:style-name="P42"/>
      <text:p text:style-name="P42">//ЛЯЛЯЛЯ тут пример и результаты работы с мультиком в картинках.</text:p>
      <text:p text:style-name="P42"/>
      <text:p text:style-name="P43">НЕРЕШЁННЫЕ ПРОБЛЕМЫ И ВОЗМОЖНЫЕ УЛУЧШЕНИЯ</text:p>
      <text:p text:style-name="P43">В реализованной программе были замечены следующие неточности:</text:p>
      <text:p text:style-name="P43">1) Сложность написания правил:</text:p>
      <text:p text:style-name="P43"><text:tab/>-Возможность описания правил лишь простыми формулами, возможность вставки интегралов и дифференциальных уравнений намного упростило бы задачу моделирования.</text:p>
      <text:p text:style-name="P43"><text:tab/>-Не удобное описание сложных систем. Более сложные системы требуют большое количество правил, а описание даже десятка правил предлагаемым способом становится затруднительной, не говоря уже о сотнях тысяч, что более подходит для описания реальных систем.</text:p>
      <text:p text:style-name="P43">2) Замкнутость системы //надо ли? Вроде генетические эволюции не ставились в рассмотрение</text:p>
      <text:p text:style-name="P43">3)<text:span text:style-name="T22">Отсутствие описания случайных процессов</text:span></text:p>
      <text:p text:style-name="P44"><text:soft-page-break/>В данной версии не предусмотрено «случайное поведение» каких либо микроорганизмов или химических реагентов, пользователь должен точно указывать все возможные реакции и какой реагент куда будет перемещён.</text:p>
      <text:p text:style-name="P44"/>
      <text:p text:style-name="P44">Для усовершенствования программы так же было замечено, что</text:p>
      <text:p text:style-name="P44">1) Создание более удобное интерфейса, позволило бы пользователю сократить время при описании правил. А улучшенное графическое представление сделало бы демонстрацию результатов более наглядной.</text:p>
      <text:p text:style-name="P44">2)Возможность пользователю при описании правил вставлять свои фрагменты кода. Большинство Правил невозможно предсказать, так же и сложно предсказать возможные запросы пользователя. Возможность пользователю самому расписывать возможные условия на выполнения правил, упростило бы для конечного <text:span text:style-name="T23">пользователя работу с программой, и сделало бы её более гибкой в плане модернизации и дальнейших обновлений.</text:span></text:p>
      <text:p text:style-name="P44"/>
      <text:p text:style-name="P45">СПИСОК ЛИТЕРАТУРЫ</text:p>
      <text:p text:style-name="P45">пока ещё не го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erif1" svg:font-family="'Liberation Serif'" style:font-pitch="variable"/>
    <style:font-face style:name="Arial" svg:font-family="Arial"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Обычный"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Обычный_7e_LT_7e_Gliederung_20_1" style:display-name="Обычный~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1pt 1pt"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fo:font-family="Arial"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outline="false" style:text-line-through-style="none" style:text-line-through-type="none" style:font-name="Arial" fo:font-family="Arial"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Обычный_7e_LT_7e_Titel" style:display-name="Обычный~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line-through-type="none" style:font-name="Arial" fo:font-family="Arial" style:font-family-generic="roman" style:font-pitch="variable" fo:font-size="44pt" fo:font-style="normal" fo:text-shadow="1pt 1pt"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1pt 1pt"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Объекты_20_фона" style:display-name="Объекты фона"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1pt 1pt"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fo:font-family="Arial"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outline="false" style:text-line-through-style="none" style:text-line-through-type="none" style:font-name="Arial" fo:font-family="Arial"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Заглавие1_7e_LT_7e_Gliederung_20_1" style:display-name="Заглавие1~LT~Gliederung 1"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лавие1_7e_LT_7e_Gliederung_20_2" style:display-name="Заглавие1~LT~Gliederung 2" style:family="paragraph" style:parent-style-name="Заглавие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ffffff" style:text-outline="false" style:text-line-through-style="none" style:text-line-through-type="none" style:font-name="Arial" fo:font-family="Arial" style:font-family-generic="roman" style:font-pitch="variable" fo:font-size="28pt" fo:font-style="normal" fo:text-shadow="1pt 1pt" style:text-underline-style="none" fo:font-weight="normal" style:letter-kerning="true" style:font-size-asian="28pt" style:font-style-asian="normal" style:font-weight-asian="normal" style:text-emphasize="none"/>
    </style:style>
    <style:style style:name="Заглавие1_7e_LT_7e_Gliederung_20_3" style:display-name="Заглавие1~LT~Gliederung 3" style:family="paragraph" style:parent-style-name="Заглавие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outline="false" style:text-line-through-style="none" style:text-line-through-type="none" style:font-name="Arial" fo:font-family="Arial" style:font-family-generic="roman" style:font-pitch="variable" fo:font-size="24pt" fo:font-style="normal" fo:text-shadow="1pt 1pt" style:text-underline-style="none" fo:font-weight="normal" style:letter-kerning="true" style:font-size-asian="24pt" style:font-style-asian="normal" style:font-weight-asian="normal" style:text-emphasize="none"/>
    </style:style>
    <style:style style:name="Заглавие1_7e_LT_7e_Gliederung_20_4" style:display-name="Заглавие1~LT~Gliederung 4" style:family="paragraph" style:parent-style-name="Заглавие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letter-kerning="true" style:font-size-asian="20pt" style:font-style-asian="normal" style:font-weight-asian="normal" style:text-emphasize="none"/>
    </style:style>
    <style:style style:name="Заглавие1_7e_LT_7e_Gliederung_20_5" style:display-name="Заглавие1~LT~Gliederung 5" style:family="paragraph" style:parent-style-name="Заглавие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letter-kerning="true" style:font-size-asian="20pt" style:font-style-asian="normal" style:font-weight-asian="normal" style:text-emphasize="none"/>
    </style:style>
    <style:style style:name="Заглавие1_7e_LT_7e_Gliederung_20_6" style:display-name="Заглавие1~LT~Gliederung 6" style:family="paragraph" style:parent-style-name="Заглавие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letter-kerning="true" style:font-size-asian="20pt" style:font-style-asian="normal" style:font-weight-asian="normal" style:text-emphasize="none"/>
    </style:style>
    <style:style style:name="Заглавие1_7e_LT_7e_Gliederung_20_7" style:display-name="Заглавие1~LT~Gliederung 7" style:family="paragraph" style:parent-style-name="Заглавие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letter-kerning="true" style:font-size-asian="20pt" style:font-style-asian="normal" style:font-weight-asian="normal" style:text-emphasize="none"/>
    </style:style>
    <style:style style:name="Заглавие1_7e_LT_7e_Gliederung_20_8" style:display-name="Заглавие1~LT~Gliederung 8" style:family="paragraph" style:parent-style-name="Заглавие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letter-kerning="true" style:font-size-asian="20pt" style:font-style-asian="normal" style:font-weight-asian="normal" style:text-emphasize="none"/>
    </style:style>
    <style:style style:name="Заглавие1_7e_LT_7e_Gliederung_20_9" style:display-name="Заглавие1~LT~Gliederung 9" style:family="paragraph" style:parent-style-name="Заглавие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Arial" fo:font-family="Arial" style:font-family-generic="roman" style:font-pitch="variable" fo:font-size="20pt" fo:font-style="normal" fo:text-shadow="1pt 1pt" style:text-underline-style="none" fo:font-weight="normal" style:letter-kerning="true" style:font-size-asian="20pt" style:font-style-asian="normal" style:font-weight-asian="normal" style:text-emphasize="none"/>
    </style:style>
    <style:style style:name="Заглавие1_7e_LT_7e_Titel" style:display-name="Заглавие1~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line-through-type="none" style:font-name="Arial" fo:font-family="Arial" style:font-family-generic="roman" style:font-pitch="variable" fo:font-size="60pt" fo:font-style="normal" fo:text-shadow="1pt 1pt" style:text-underline-style="none" fo:font-weight="bold" style:letter-kerning="true" style:font-name-asian="DejaVu Sans" style:font-family-asian="'DejaVu Sans'" style:font-family-generic-asian="system" style:font-pitch-asian="variable" style:font-size-asian="60pt" style:font-style-asian="normal" style:font-weight-asian="bold" style:font-name-complex="Liberation Sans1" style:font-family-complex="'Liberation Sans'" style:font-family-generic-complex="system" style:font-pitch-complex="variable" style:font-size-complex="12pt" style:text-emphasize="none"/>
    </style:style>
    <style:style style:name="Заглавие1_7e_LT_7e_Untertitel" style:display-name="Заглавие1~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Arial" fo:font-family="Arial"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лавие1_7e_LT_7e_Notizen" style:display-name="Заглавие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лавие1_7e_LT_7e_Hintergrundobjekte" style:display-name="Заглавие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Заглавие1_7e_LT_7e_Hintergrund" style:display-name="Заглавие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9:06:14.713923924</meta:creation-date>
    <dc:date>2017-05-02T23:22:24.336951887</dc:date>
    <meta:editing-duration>PT1H1M44S</meta:editing-duration>
    <meta:editing-cycles>7</meta:editing-cycles>
    <meta:generator>LibreOffice/5.2.6.2$Linux_X86_64 LibreOffice_project/20m0$Build-2</meta:generator>
    <meta:document-statistic meta:table-count="0" meta:image-count="0" meta:object-count="0" meta:page-count="12" meta:paragraph-count="152" meta:word-count="3481" meta:character-count="28323" meta:non-whitespace-character-count="24913"/>
  </office:meta>
</office:document-meta>
</file>